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Footer">
      <style:paragraph-properties fo:text-align="center" style:justify-single-word="false"/>
      <style:text-properties style:font-name="Courier New" fo:font-size="10pt" style:font-size-asian="10pt" style:font-size-complex="10pt"/>
    </style:style>
    <style:style style:name="P3" style:family="paragraph" style:parent-style-name="Preformatted_20_Text">
      <style:paragraph-properties fo:text-align="center" style:justify-single-word="false"/>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ft Standard for Local and Metropolitan Area Networks- <text:line-break/>Emergency Services for Internet Protocol (IP) Based <text:line-break/>Citizen-to-Authority Communications</text:p>
      <text:p text:style-name="P3">Sponsor</text:p>
      <text:p text:style-name="P3">LAN/MAN Committee</text:p>
      <text:p text:style-name="P3">of the</text:p>
      <text:p text:style-name="P3">IEEE Computer Society</text:p>
      <text:p text:style-name="P3">Approved &lt;XX MONTH 20XX&gt;</text:p>
      <text:p text:style-name="P3">IEEE-SA Standards Board</text:p>
      <text:p text:style-name="Preformatted_20_Text"/>
      <text:p text:style-name="P4">This is the public draft proposed for IEEE 802.23. It defines the additional elements generally needed to meet the regulatory requirements for interconnected VoIP calls originating on an IEEE 802 network when making a call to Emergency Services via a special access code for that purpose (e.g. 112/911).</text:p>
      <text:p text:style-name="P4">Draft D1.0 is prepared by the IEEE 802.23 for archiving after the July 2011 resolution of comments and the decision of the IEEE 802 EC to withdraw the project due to lack of participation. This draft expires when the next version is published.</text:p>
      <text:p text:style-name="P3"/>
      <text:p text:style-name="P4">Copyright © 2011 by the Institute of Electrical and Electronics Engineers, Inc.</text:p>
      <text:p text:style-name="P4">Three Park Avenue</text:p>
      <text:p text:style-name="P4">New York, New York 10016-5997, USA</text:p>
      <text:p text:style-name="P4">All rights reserved.</text:p>
      <text:p text:style-name="Preformatted_20_Text"/>
      <text:p text:style-name="Preformatted_20_Text"/>
      <text:p text:style-name="Preformatted_20_Text">This document is an unapproved draft of a proposed IEEE Standard. As such, this document is subject to change. USE AT YOUR OWN RISK! Because this is an unapproved draft, this document must not be utilized for any conformance/compliance purposes. Permission is hereby granted for IEEE Standards Committee participants to reproduce this document for purposes of international standardization consideration. Prior to adoption of this document, in whole or in part, by another standards development organization, permission must first be obtained from the IEEE Standards Activities Department (stds.ipr@ieee.org). Other entities seeking permission to reproduce this document, in whole or in part, must also obtain permission from the IEEE Standards Activities Department. </text:p>
      <text:p text:style-name="P3">IEEE Standards Activities Department</text:p>
      <text:p text:style-name="P3">445 Hoes Lane</text:p>
      <text:p text:style-name="P3">Piscataway, NJ 08854, USA</text:p>
      <text:p text:style-name="Preformatted_20_Text"/>
      <text:p text:style-name="P5"/>
      <text:p text:style-name="Preformatted_20_Text"/>
      <text:p text:style-name="Preformatted_20_Text">&lt;Editor's Note to be removed when action is complete: INSERT REMAINDER OF FRONT MATTER HERE&gt;</text:p>
      <text:p text:style-name="Preformatted_20_Text"/>
      <text:p text:style-name="Preformatted_20_Text">Contents</text:p>
      <text:p text:style-name="Preformatted_20_Text">&lt;Editor's Note to be removed when action is complete: After draft body is complete, select this text and click Insert Special-&gt;Add (Table of) Contents&gt;</text:p>
      <text:p text:style-name="Preformatted_20_Text"/>
      <text:p text:style-name="Preformatted_20_Text">Draft Standard for Local and Metropolitan Area Networks- Emergency Services for Internet Protocol (IP) Based Citizen-to-Authority Communications</text:p>
      <text:p text:style-name="Preformatted_20_Text"/>
      <text:p text:style-name="Preformatted_20_Text">IMPORTANT NOTICE: This standard is not intended to ensure safety, security, health, or environmental protection. Implementers of the standard are responsible for determining appropriate safety, security, environmental, and health practices or regulatory requirements.</text:p>
      <text:p text:style-name="Preformatted_20_Text"/>
      <text:p text:style-name="Preformatted_20_Text">This IEEE document is made available for use subject to important notices and legal disclaimers. </text:p>
      <text:p text:style-name="Preformatted_20_Text"/>
      <text:p text:style-name="Preformatted_20_Text">These notices and disclaimers appear in all publications containing this document and may be found under the heading “Important Notice” or “Important Notices and Disclaimers Concerning IEEE Documents.” They can also be obtained on request from IEEE or viewed at http://standards.ieee.org/IPR/disclaimers.html.</text:p>
      <text:p text:style-name="Preformatted_20_Text"/>
      <text:p text:style-name="P5"/>
      <text:p text:style-name="Preformatted_20_Text">1. Overview</text:p>
      <text:p text:style-name="Preformatted_20_Text">1.1 Scope</text:p>
      <text:p text:style-name="Preformatted_20_Text">This standard defines a media independent framework within IEEE 802 to provide consistent access and data that facilitate compliance to applicable civil authority requirements for communications systems that include IEEE 802 networks. This includes a data link layer interface for a consistent view of IEEE 802 networks by IP (Internet Protocol) based Citizen-to-Authority emergency services capabilities from the Internet Engineering Task Force (IETF) Emergency Context Resolution with Internet Technologies (ECRIT). This standard specifies a Layer 2 entity and associated behaviors with a uniform structure of management information for transferring data required by an emergency services request.</text:p>
      <text:p text:style-name="Preformatted_20_Text"/>
      <text:p text:style-name="Preformatted_20_Text">1.2 Purpose</text:p>
      <text:p text:style-name="Preformatted_20_Text">The purpose of this standard is to support compliance to civil authority requirements complementary to IETF ECRIT specifications for Citizen-to-Authority emergency services functionality. This standard encompasses voice, data and multi-media requests across IEEE 802 using a new Layer 2 entity and associated behaviors and provide a uniform Structure of Management Information (SMI) for transferring required data for emergency services requests.</text:p>
      <text:p text:style-name="Preformatted_20_Text">(Editor's Note to be removed when action is complete: The purpose as stated here (i.e. on the PAR) will not be included in the standard. Working group to determine purpose text to be inserted in the draft.)</text:p>
      <text:p text:style-name="Preformatted_20_Text"/>
      <text:p text:style-name="Preformatted_20_Text">2. Normative references</text:p>
      <text:p text:style-name="Preformatted_20_Text">The following referenced documents are indispensable for the application of this document (i.e., they must be understood and used, so each referenced document is cited in text and its relationship to this document is explained). For dated references, only the edition cited applies. For undated references, the latest edition of the referenced document (including any amendments or corrigenda) applies.</text:p>
      <text:p text:style-name="Preformatted_20_Text"><text:s/>- NENA i3, Detailed Functional and Interface Specification for the NENA i3 Solution – Stage 3, Sept. 30, 2010.</text:p>
      <text:p text:style-name="Preformatted_20_Text"><text:s/>- RFC 3693, GeoPriv Requirements</text:p>
      <text:p text:style-name="Preformatted_20_Text"><text:s/>- draft-ietf-ecrit-phonebcp-13 ECRIT Req'ts</text:p>
      <text:p text:style-name="Preformatted_20_Text"><text:s/>- (US) FCC 05-116</text:p>
      <text:p text:style-name="Preformatted_20_Text"><text:s/>- IEEE Std 802.11u - 2011</text:p>
      <text:p text:style-name="Preformatted_20_Text"><text:s/>- IEEE Std 802.16n – 200n</text:p>
      <text:p text:style-name="Preformatted_20_Text"><text:s/>- ietf-draft-rosen-ecrit-additional-data</text:p>
      <text:p text:style-name="Preformatted_20_Text"><text:s/>- ietf-draft-schulzrinne-ecrit-psap-callback</text:p>
      <text:p text:style-name="Preformatted_20_Text"><text:s/>- ietf-draft-schulzrinne-ecrit-unauthenticated-access</text:p>
      <text:p text:style-name="Preformatted_20_Text"><text:s/>- draft-ietf-geopriv-held-measurements</text:p>
      <text:p text:style-name="Preformatted_20_Text">(Editor's note to be removed when action is complete: The list is not necessarily complete at this point in terms of items and each item has to be expanded to a full reference in line with the style guide.)</text:p>
      <text:p text:style-name="Preformatted_20_Text"/>
      <text:p text:style-name="Preformatted_20_Text">3. Definitions</text:p>
      <text:p text:style-name="Preformatted_20_Text">For the purposes of this document, the following terms and definitions apply. The IEEE Standards Dictionary: Glossary of Terms &amp; Definitions should be consulted for terms not defined in this clause. </text:p>
      <text:p text:style-name="Preformatted_20_Text">Authorized service: The voice (or other Emergency Services applicable) service where the end system has access to all network services (L1/L2, and higher level IP services) needed to support an Emergency Services call.</text:p>
      <text:p text:style-name="Preformatted_20_Text"><text:soft-page-break/>Emergency Services: Network communication services needed to support an emergency call between an end system and a PSAP. <text:s/>These services may include, but are not be limited to, normal network services needed to support an ordinary VoIP call, location services, recognition and differentiation of an emergency call from an ordinary call.</text:p>
      <text:p text:style-name="Preformatted_20_Text">End User Terminal: The host device to the IP application (e.g. VoIP) which places the Emergency Services call.</text:p>
      <text:p text:style-name="Preformatted_20_Text">ESInet: An IP network/internetwork that is managed for the use of emergency services communications, and can be commonly shared by participating public safety agencies. </text:p>
      <text:p text:style-name="Preformatted_20_Text">IEEE 802 network, 802 network: See 802.1Q.</text:p>
      <text:p text:style-name="Preformatted_20_Text">Internet Protocol: The communications protocol responsible for routing packets across network L2 boundaries (i.e. network of networks). For the purposes of this standard, the term is limited to Internet Protocol version 4 (Ipv4, IETF RFC 791) and/or Internet Protocol version 6 (Ipv6, IETF RFC 2460)</text:p>
      <text:p text:style-name="Preformatted_20_Text">Layer 1/Layer 2: Within Layer 1 and/or Layer 2 relative to the ISO 7 Layer model as adapted by IEEE Std 802.</text:p>
      <text:p text:style-name="Preformatted_20_Text">Local Area Network: See IEEE 802 network.</text:p>
      <text:p text:style-name="Preformatted_20_Text">Ordinary citizen: A user acting in his or her regular capacity, i.e. not acting as official or an agent of any governing authority.</text:p>
      <text:p text:style-name="Preformatted_20_Text">Unauthorized service: Voice (or other Emergency Services applicable) service where the end system does not have access to network services (L1/L2, and higher level IP services) needed to support an Emergency Services call. This may involve lack of security access to the L1/L2 network or lack of access for whatever reason (other than bandwidth) to an interconnected voice service at the higher layers.</text:p>
      <text:p text:style-name="Preformatted_20_Text"/>
      <text:p text:style-name="Preformatted_20_Text">4. Abbreviations and acronyms</text:p>
      <text:p text:style-name="Preformatted_20_Text">ANI: Automatic Number Identification</text:p>
      <text:p text:style-name="Preformatted_20_Text">ANQP: <text:s/>Access Network Query Protocol</text:p>
      <text:p text:style-name="Preformatted_20_Text">ECRIT:<text:tab/> Emergency Context Resolution with Internet Technologies</text:p>
      <text:p text:style-name="Preformatted_20_Text">ES: Emergency Services</text:p>
      <text:p text:style-name="Preformatted_20_Text">ESInet: Emergency Services IP Network</text:p>
      <text:p text:style-name="Preformatted_20_Text">EUT: End User Terminal, also labeled “end system”</text:p>
      <text:p text:style-name="Preformatted_20_Text">GAS:<text:tab/> Generic Advertisement Service</text:p>
      <text:p text:style-name="Preformatted_20_Text">GEOPRIV:<text:tab/> Geographic Location and Privacy</text:p>
      <text:p text:style-name="Preformatted_20_Text">GPS: Global Positioning System</text:p>
      <text:p text:style-name="Preformatted_20_Text">IETF:<text:tab/>Internet Engineering Task Force</text:p>
      <text:p text:style-name="Preformatted_20_Text">IP: Internet Protocol(s)</text:p>
      <text:p text:style-name="Preformatted_20_Text">L1/L2:<text:tab/>Layer 1/Layer 2</text:p>
      <text:p text:style-name="Preformatted_20_Text">LAN:<text:tab/>Local Area Network</text:p>
      <text:p text:style-name="Preformatted_20_Text">LBS:<text:tab/> Location Based Services</text:p>
      <text:p text:style-name="Preformatted_20_Text">LLDP:<text:tab/>Link Layer Discovery Protocol (Ref: IEEE Std 802.1AB)</text:p>
      <text:p text:style-name="Preformatted_20_Text">LS:<text:tab/>Location Server</text:p>
      <text:p text:style-name="Preformatted_20_Text">MIB:<text:tab/>Management Information Base</text:p>
      <text:p text:style-name="Preformatted_20_Text">PSAP: Public Safety Answering Point</text:p>
      <text:p text:style-name="Preformatted_20_Text">PSTN:<text:tab/>Public Switched Telephone Network</text:p>
      <text:p text:style-name="Preformatted_20_Text">RFC:<text:tab/>Request For Comment (Ref: IETF)</text:p>
      <text:p text:style-name="Preformatted_20_Text">SIP:<text:tab/>Session Initiation Protocol</text:p>
      <text:p text:style-name="Preformatted_20_Text">SMI:<text:tab/>Structure of Management Information</text:p>
      <text:p text:style-name="Preformatted_20_Text">STA:<text:tab/>Station</text:p>
      <text:p text:style-name="Preformatted_20_Text">VLAN: Virtual LAN</text:p>
      <text:p text:style-name="Preformatted_20_Text">VOIP: Voice Over IP</text:p>
      <text:p text:style-name="Preformatted_20_Text">WPAN:<text:tab/>Wireless Personal Area Network (Ref: IEEE Std 802.15)</text:p>
      <text:p text:style-name="Preformatted_20_Text"><text:soft-page-break/></text:p>
      <text:p text:style-name="Preformatted_20_Text">5. General description</text:p>
      <text:p text:style-name="Preformatted_20_Text">Citizen-to-Authority emergency calls (e.g. "dialing" 112, 911 and most other country equivalents) are required to provide location information upon initiation. It is preferred and expected that location information will be provided from the adjacent network infrastructure (especially fixed infrastructure). As an alternative other sources of location information may be available to the EUT (e.g. GPS) but use of that information is out side the scope of this standard. Such information is expected to be supplied via the management plane of the end system. <text:s/>The end system will, in turn, transmit the location data via IP across the L1/L2 network to Layer 3 interfaces providing IP services for the network. <text:s/>In addition, an IP services Location Server (LS) attached to the IEEE 802 network needs to be able to provide location information for elements in the IEEE 802 network to the upper layers (security considerations).</text:p>
      <text:p text:style-name="Preformatted_20_Text"/>
      <text:p text:style-name="Preformatted_20_Text">For normal (i.e. non-emergency) call, a Voice over Internet Protocol (VoIP) system <text:s/>operates transparently and independently with respect to the Layer 1/Layer 2 (L1/L2) services. <text:s/>This transparency does not satisfy the requirements on originating VoIP calls imposed in the case of Citizen-to-Authority calls of an emergency nature (112/E911 calls). This standard is intended to provide L1/L2 information to upper lWILL BEayer implementations of VoIP and supporting services, including those as specified by the Internet Engineering Task Force (IETF). <text:s/>The primary standards group for defining these requirements are the Emergency Context Resolution with Internet Technologies (ECRIT) working group and Geographic Location and Privacy (GEOPRIV) working group.</text:p>
      <text:p text:style-name="Preformatted_20_Text"/>
      <text:p text:style-name="Preformatted_20_Text">The IEEE 802 family of standards may need further specifications in order to meet the upper layer emergency services requirements. The mechanisms specified may be highly dependent on whether an end system has a previously established relationship and/or connection with both the IEEE 802 network and any higher layer VoIP service. <text:s/>For the purposes of this standard the requirements are divided into two major cases, those required to support “authorized service” (i.e. the end system has an already established service relationship) and those required to support “unauthorized service”.</text:p>
      <text:p text:style-name="Preformatted_20_Text"/>
      <text:p text:style-name="Preformatted_20_Text">5.1<text:tab/>Overview of Emergency Services</text:p>
      <text:p text:style-name="Preformatted_20_Text">For discussion and specification purposes, the overall scope of Emergency Services and Emergency Services standards are generally divided into four sub-areas. These are:</text:p>
      <text:p text:style-name="Preformatted_20_Text"><text:tab/>- Citizen-to-Authority calls</text:p>
      <text:p text:style-name="Preformatted_20_Text"><text:tab/>- Authority-to-Citizen alerts</text:p>
      <text:p text:style-name="Preformatted_20_Text"><text:tab/>- Authority-to-Authority communications</text:p>
      <text:p text:style-name="Preformatted_20_Text"><text:tab/>- Citizen-to-Citizen communications</text:p>
      <text:p text:style-name="Preformatted_20_Text">The scope of this standard is limited to Citizen-to-Authority calls, that is calls or communications that a ordinary citizen makes to contact and communicate with the emergency services dispatch center that serves the present location of the citizen. <text:s/>Such a dispatch center is known as a PSAP (Public Safety Answering Point), a call processing and dispatch center that is responsible for answering calls to police, firefighting, ambulance and other appropriate services.</text:p>
      <text:p text:style-name="Preformatted_20_Text"/>
      <text:p text:style-name="Preformatted_20_Text">5.2<text:tab/>Citizen-to-Authority Emergency Services in the legacy PSTN environment.</text:p>
      <text:p text:style-name="Preformatted_20_Text">A uniform system for Citizen-to-Authority emergency calls for the public switched telephone network (PSTN) for the USA started in the late 1960s in what was largely <text:soft-page-break/>a single vendor environment for an entirely wireline network. It was based on a uniform number for accessing Emergency Services (911 for North America) and informing the PSAP of the calling number (ANI, Automatic Number Identification). Location information was obtained by doing a reverse directory look-up of the calling phone number in the customer database owned by the local phone company. <text:s/>In general, at that time there was a fairly good match between the service area of a PSAP and each area of administration of the phone company. Similar systems were developed in many other countries.</text:p>
      <text:p text:style-name="Preformatted_20_Text"/>
      <text:p text:style-name="Preformatted_20_Text">The underlying design assumptions of the legacy system described above deteriorated badly over time, influenced by:</text:p>
      <text:p text:style-name="Preformatted_20_Text"><text:tab/>- Deregulation and breakup of telephone provider exclusive franchises</text:p>
      <text:p text:style-name="Preformatted_20_Text"><text:tab/>- The introduction and widespread deployment of cellular telephones</text:p>
      <text:p text:style-name="Preformatted_20_Text"><text:tab/>- The conversion of voice services from circuit switched to packet switched<text:line-break/> <text:tab/> <text:s/>technology</text:p>
      <text:p text:style-name="Preformatted_20_Text"><text:tab/>- The rise of VoIP (Voice over Internet Protocol)</text:p>
      <text:p text:style-name="Preformatted_20_Text"><text:tab/>- The migration of voice from single purpose dedicated devices (i.e.<text:line-break/> <text:tab/> <text:s/>telephones) to software based devices (e.g. PCs, laptops, smart-phones)</text:p>
      <text:p text:style-name="Preformatted_20_Text"><text:tab/>- The desire to add non-voice communications to the Emergency Services<text:line-break/> <text:tab/> <text:s/>calling system (e.g. text and images)</text:p>
      <text:p text:style-name="Preformatted_20_Text"><text:tab/>- Broad area centralization/consolidation of PSAP service areas. </text:p>
      <text:p text:style-name="Preformatted_20_Text"/>
      <text:p text:style-name="Preformatted_20_Text">Deregulation and the rise of cellular telephony migrated from an environment of a single communications vendor environment with fixed customer locations to an environment that encompasses multiple vendors, a high percentage of mobile users and no correlation between phone number and location.</text:p>
      <text:p text:style-name="Preformatted_20_Text"/>
      <text:p text:style-name="Preformatted_20_Text">One core challenge of this transition was moving the source of and the responsibility for location information from a single database in the core of the PSTN to distributed information residing somewhere in the network close to the calling device. This major architectural change involves an addition to the capabilities of new networks, capabilities that are not inherent to their architecture and involves the addition of significant additional hardware and software.</text:p>
      <text:p text:style-name="Preformatted_20_Text"/>
      <text:p text:style-name="Preformatted_20_Text">5.3<text:tab/>Citizen-to-Authority Emergency Services in an 802/IP environment</text:p>
      <text:p text:style-name="Preformatted_20_Text">In a multi-vendor packet switched (e.g. IEEE 802) environment there is no centralized registration of the location of the Physical Layer (L1) address nor are there any restrictions against the devices associated with L1 addresses being moved arbitrarily. While cellular networks tend to have a fairly high degree of vertical integration, that is not the general case for IEEE 802 and IP networks. <text:s/>For example, while the lowest level IP device in the core network may be well-known and located, there may be an attached pure L1/L2 802 network that is (at least partially) ad hoc in its configuration, heterogeneous in its nature and physically large (multiple kilometers) in diameter. <text:s/>Such a network may have multiple owners with equipment from many vendors. Such a network may have multiple owners with equipment from many vendors. It is therefore essential that standards be in place to require conveyance of location information to the end system, provide interoperability and support any communication path tracing functions. <text:s/>Additionally, there may well be regulatory requirements to allow unauthorized access to the L1/L2 network in an emergency call scenario. This standard indicates how to support this capability, should it be required.</text:p>
      <text:p text:style-name="Preformatted_20_Text"/>
      <text:p text:style-name="Preformatted_20_Text"><text:soft-page-break/>5.3.1<text:tab/>End User Terminal (EUT) upper layers in an emergency call situation</text:p>
      <text:p text:style-name="Preformatted_20_Text">The specific details of the EUT upper layers in an emergency call situation are beyond the scope of this standard.</text:p>
      <text:p text:style-name="Preformatted_20_Text"/>
      <text:p text:style-name="Preformatted_20_Text">5.3.1.1<text:tab/>EUT upper layer location function (Informative)</text:p>
      <text:p text:style-name="Preformatted_20_Text">It is the responsibility of the EUT upper layers to provide location information when initiating an emergency call (Ref: RFC 5985, RFC 4776, and RFC 6225). <text:s/>The source (e.g., GPS location information or via Layer 2 from the next node on the IEEE 802 network) the EUT upper layers choose as the source of the location information to satisfy this requirement is outside the scope of this standard.</text:p>
      <text:p text:style-name="Preformatted_20_Text"/>
      <text:p text:style-name="Preformatted_20_Text">5.3.1.2 upper layer EUT unauthorized access function (Informative)</text:p>
      <text:p text:style-name="Preformatted_20_Text">An EUT/end station that does not have a service relationship with the network provider may request authorization for limited use via the network’s authorization mechanism. <text:s/>The responsibility for limiting such use to Emergency Services is a policy decision of the 802 network operator(s). Such a policy may be accomplished by restricting the access to a L2 VLAN that is dedicated and restricted to Emergency Services use or it may be accomplished by upper layer policy restrictions that only grant limited use to the MAC address associated with the EUT/end station.</text:p>
      <text:p text:style-name="Preformatted_20_Text"/>
      <text:p text:style-name="Preformatted_20_Text">5.3.2<text:tab/>EUT L1/L2 in an emergency call situation</text:p>
      <text:p text:style-name="Preformatted_20_Text">In order for a EUT/end station to retrieve location information from the IEEE 802 network per this standard, the call originating device shall support a Layer 2 protocol for this transfer. Details for each transfer mechanism are detailed below.</text:p>
      <text:p text:style-name="Preformatted_20_Text"/>
      <text:p text:style-name="Preformatted_20_Text">5.3.2.1 Location information transfer from IEEE 802.1 based devices.</text:p>
      <text:p text:style-name="Preformatted_20_Text">Location information shall be conveyed from IEEE Std 802.1 devices using LLDP (Link Layer Discovery Protocol, Ref: IEEE Std 802.1AB). <text:s/>Currently there does not exist a definition for the Location MIB (Management Information Base) or definitions for the TLVs needed to convey the specific location information.</text:p>
      <text:p text:style-name="Preformatted_20_Text"/>
      <text:p text:style-name="Preformatted_20_Text">Other IEEE 802 access methods should also use LLDP when possible." .</text:p>
      <text:p text:style-name="Preformatted_20_Text"/>
      <text:p text:style-name="Preformatted_20_Text">5.3.2.2 Location information transfer from IEEE 802.11 based devices.</text:p>
      <text:p text:style-name="Preformatted_20_Text">IEEE Std 802.11-2007 Amendment 9 (802.11u) has a separate protocol to provide location information to a end system from an IEEE 802.11 access point. <text:s/>This applies when an end system is in a pre-associated state within the 802.11 genric advertisement service (GAS) known as ANQP (Access Network Query Protocol). <text:s/>This is done to provide hotspot and network information to a STA in a pre-associated state and supports determining and conveying location information as either a Geospatial Location element or a Civic Location element. [Editor's note: Std 802.11REV is <text:span text:style-name="Line_20_numbering">currently</text:span> in Sponsor Ballot. <text:s/>This revision includes the roll-up of all amendments including u]</text:p>
      <text:p text:style-name="Preformatted_20_Text"/>
      <text:p text:style-name="Preformatted_20_Text">5.3.2.3 Location information transfer from IEEE 802.15 based devices.</text:p>
      <text:p text:style-name="Preformatted_20_Text">Most currently standardized IEEE 802.15 WPAN products are such that they provide links to peripheral devices from an end system rather than attachment of an end system to an IP connected L2 network. <text:s/>Therefore, there is no special need for differentiated Emergency Services services on WPAN links. <text:s/>If such a need emerges for future IEEE 802.15 based products then LLDP should be used.</text:p>
      <text:p text:style-name="Preformatted_20_Text"/>
      <text:p text:style-name="Preformatted_20_Text"/>
      <text:p text:style-name="Preformatted_20_Text"/>
      <text:p text:style-name="Preformatted_20_Text"><text:soft-page-break/>5.3.2.4 Location information transfer from IEEE 802.16 based devices.</text:p>
      <text:p text:style-name="Preformatted_20_Text">IEEE Std 802.16 has support for both measuring and conveying location information within its Location Based Services (LBS) function.</text:p>
      <text:p text:style-name="Preformatted_20_Text"/>
      <text:p text:style-name="Preformatted_20_Text">5.3.2.5 Location information transfer from IEEE 802.17 based devices.</text:p>
      <text:p text:style-name="Preformatted_20_Text">It is not expected that end station devices would connect directly to a ring interface of an 802.17 network. <text:s/>Attachments to an 802.17 node should have the same capabilites that are provided to an end station attaching to an 802.1 bridge.</text:p>
      <text:p text:style-name="Preformatted_20_Text"/>
      <text:p text:style-name="Preformatted_20_Text">5.3.2.6 Location information transfer from IEEE 802.20 based devices.</text:p>
      <text:p text:style-name="Preformatted_20_Text">(Editor's note: to be supplied)</text:p>
      <text:p text:style-name="Preformatted_20_Text"/>
      <text:p text:style-name="Preformatted_20_Text">5.3.3<text:tab/>IEEE 802 Infrastructure in an emergency call situation.</text:p>
      <text:p text:style-name="Preformatted_20_Text">Each IEEE 802 network relay device (IEEE 802.3 Repeaters and IEEE 802.1 Two-Port MAC Relay (TPMR) devices excepted) should carry standardized location information locally in their management information base (MIB) and support the IEEE 802.1Q Linktrace protocol. A Location Server (LS)connected to the IEEE 802 Layer 2 network should thus be able to compute and maintain a network map of the IEEE 802 Layer 2 network. With the network map and the location information retrieved (SNMP presumed) from the MIB of each node, the location server is equipped to respond to queries as to the best estimate (i.e. nearest network node with a location MIB) of the calling location of any end system that has not provided location information or has not provided credible location information. This facility provides the means for a successive de-approximation of the calling location. The LS mapping and trace services are accessible to the PSAP via upper layer services and protocols. <text:s/>Specification of those services and protocols is outside the scope of this standard.</text:p>
      <text:p text:style-name="Preformatted_20_Text"/>
      <text:p text:style-name="Preformatted_20_Text">5.3.4<text:tab/>IEEE 802 Infrastructure interfaces to Layer 3 Services and gateway to the Internet.</text:p>
      <text:p text:style-name="Preformatted_20_Text">It is the responsibility of the Layer 3 devices that provide upper layer network services and traffic gateway functions to enforce whatever service restrictions are placed on end systems that have attached to the IEEE 802 network for emergency only service.</text:p>
      <text:p text:style-name="Preformatted_20_Text"/>
      <text:p text:style-name="Preformatted_20_Text">6<text:tab/>Detailed Specification</text:p>
      <text:p text:style-name="Preformatted_20_Text"/>
      <text:p text:style-name="Preformatted_20_Text">6.1<text:tab/>Location</text:p>
      <text:p text:style-name="Preformatted_20_Text">This location requirement is specified in NENA i3 (858 et seq). Location in NG9-1-1 is represented by validated content in the PIDF-LO2 (RFC4119, updated by RFC5139 and RFC5491) with field use for the United States as documented in the NENA Civic Location Exchange Format [111]. Fields in the PIDF-LO shall be used as defined; no local variation is permitted. A service (PIDFLOtoMSAG) is provided in this document for translating PIDF-LO to a NENA standard MSAG representation for backwards compatibility. All geodetic data in i3 uses WGS84 as the datum.</text:p>
      <text:p text:style-name="Preformatted_20_Text"/>
      <text:p text:style-name="Preformatted_20_Text">6.2<text:tab/>Unauthorized Access</text:p>
      <text:p text:style-name="Preformatted_20_Text">For those instances where it is required to provide a restricted service path across an IEEE 802 L1/L2 network to provide L1/L2 access for a user that does not have authorized access to the L1/L2 network, this standard provides such a path. This path is designated as an ES VLAN. Its purpose is to provide a virtual LAN whose traffic may be limited to that which is required for Emergency Services. <text:s/>The ES VLAN may be functionally identical or may even be shared with other restricted <text:soft-page-break/>access usage such as that by a user when seeking authorization for normal usage (i.e. Logon)</text:p>
      <text:p text:style-name="Preformatted_20_Text"/>
      <text:p text:style-name="Preformatted_20_Text">Each standard that has its own restricted access method (e.g. 802.1X, WEP, WPA, etc.) has their own mechanism for admitting unauthorized users. <text:s/>Whether each method differentiates ememrgency users from other unauthorized access is within their own scope. <text:s/>To that end, 802.23 provides a traffice separation from authorized traffic, beit one channel or two. <text:s/>It is therefore out of scope for 802.23 to harmonize the Emergency Access request criteria to the existing mechanisms.</text:p>
      <text:p text:style-name="Preformatted_20_Text"/>
      <text:p text:style-name="Preformatted_20_Text">The ES VLAN provides connectivity between an unauthorized end system and the Layer 3 services connected to the IEEE 802 network. Each Layer 3 device providing service is responsible for the enforcement of the the policies necessary to limit service to only Emergency Services. <text:s/>In the simplest conceptual model, a core services gateway port is the equivalent to an RJ-45 on that device that is the plug-in point for an emergency "red-phone". The ES VLAN acts as an "virtual extension cord" the the far edge of the network for that restricted port.</text:p>
      <text:p text:style-name="Preformatted_20_Text"/>
      <text:p text:style-name="Preformatted_20_Text">Mechanisms other than an ES VLAN or other L1/L2 restrictions may be used by upper layer services to limit access by unauthorized users.</text:p>
      <text:p text:style-name="Preformatted_20_Text"/>
      <text:p text:style-name="Preformatted_20_Text">For this standard, the designation of a particular VLAN for Emergency Services is a matter of network administration. <text:s/>Whether it is appropriate to make the provision of a specific VLAN, whether within the existing VLAN standards or by definition of a new standard for a dedicated ES VLAN is a matter outside the scope of this standard.</text:p>
      <text:p text:style-name="Preformatted_20_Text"/>
      <text:p text:style-name="Preformatted_20_Text">6.3<text:tab/>Priority Recommendations</text:p>
      <text:p text:style-name="Preformatted_20_Text">Not all IEEE 802 access methods support priorities. Where priorities are supported, it is recommended that Emergency Services be allocated the highest priority beneath Network Management.</text:p>
      <text:p text:style-name="Preformatted_20_Text"/>
      <text:p text:style-name="Preformatted_20_Text">7. Security Issues</text:p>
      <text:p text:style-name="Preformatted_20_Text">This specification assumes that Emergency Services VoIP communications have the same level of security protection as afforded to normal VOIP calls and that security is sufficient to meet Emergency Services requirements.</text:p>
      <text:p text:style-name="Preformatted_20_Text"/>
      <text:p text:style-name="Preformatted_20_Text">Location Management objects defined in the MIB module or in other data structures may be considered sensitive or vulnerable in some network environments. Appropriate network management security measures should be taken. Such measures should encompass the LS.</text:p>
      <text:p text:style-name="Preformatted_20_Text"/>
      <text:p text:style-name="Preformatted_20_Text">Informative Annex Information to be supplied at a later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1181in" style:num-format="1" text:number-position="left" text:increment="1"/>
  </office:styles>
  <office:automatic-styles>
    <style:style style:name="MP1" style:family="paragraph" style:parent-style-name="Header">
      <style:text-properties style:font-name="Courier New" fo:font-size="10pt" style:font-size-asian="10pt" style:font-size-complex="10pt"/>
    </style:style>
    <style:style style:name="MP2" style:family="paragraph" style:parent-style-name="Footer">
      <style:paragraph-properties fo:text-align="center" style:justify-single-word="false"/>
      <style:text-properties style:font-name="Courier New" fo:font-size="10pt" style:font-size-asian="10pt" style:font-size-complex="10pt"/>
    </style:style>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EEE 802.23 Emergency Services<text:tab/><text:tab/>IEEE <text:span text:style-name="MT1">Draft</text:span> P802.23/D1.0</text:p>
        <text:p text:style-name="MP1"><text:tab/><text:tab/><text:date style:data-style-name="N37" text:date-value="2011-11-08T19:21:00">11/08/11</text:date></text:p>
      </style:header>
      <style:footer>
        <text:p text:style-name="MP2">Copyright 2011 IEEE. <text:s/>All rights reserved<text:tab/></text:p>
        <text:p text:style-name="MP2">This is an IEEE Standards Draft, subject to change<text:tab/>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1-08T19:21:00</dc:date>
    <dc:creator>Geoff Thompson</dc:creator>
    <meta:generator>OpenOffice.org/3.3$Unix OpenOffice.org_project/330m20$Build-9567</meta:generator>
    <meta:editing-duration>PT22H4M55S</meta:editing-duration>
    <meta:editing-cycles>43</meta:editing-cycles>
    <meta:document-statistic meta:table-count="0" meta:image-count="0" meta:object-count="0" meta:page-count="9" meta:paragraph-count="151" meta:word-count="3628" meta:character-count="23893"/>
  </office:meta>
</office:document-meta>
</file>